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54A600002F8C32FEF4AB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The Problem:</text:p>
      <text:p text:style-name="Standard"/>
      <text:p text:style-name="Standard">To encode knowledge in FOL in order to answer some common questions about Measles.</text:p>
      <text:p text:style-name="Standard"/>
      <text:p text:style-name="Standard">Formalization:</text:p>
      <text:p text:style-name="Standard"/>
      <text:p text:style-name="Standard">Data References:</text:p>
      <text:p text:style-name="Standard"><text:a xlink:type="simple" xlink:href="http://en.wikipedia.org/wiki/Measles">http://en.wikipedia.org/wiki/Measles</text:a></text:p>
      <text:p text:style-name="Standard"><text:a xlink:type="simple" xlink:href="http://en.wikipedia.org/wiki/Paramyxoviridae">http://en.wikipedia.org/wiki/Paramyxoviridae</text:a></text:p>
      <text:p text:style-name="Standard"><text:a xlink:type="simple" xlink:href="http://www.simcoemuskokahealth.org/JFY/Businesses/recreationalcamps/infectionpreventioncontrol/howinfectionsspread.aspx">http://www.simcoemuskokahealth.org/JFY/Businesses/recreationalcamps/infectionpreventioncontrol/howinfectionsspread.aspx</text:a></text:p>
      <text:p text:style-name="Standard"/>
      <text:p text:style-name="Standard"/>
      <text:p text:style-name="Standard"/>
      <text:p text:style-name="Standard"/>
      <text:p text:style-name="Standard"><text:tab/></text:p>
      <text:p text:style-name="Standard"><text:s/>Block Diagram:</text:p>
      <text:p text:style-name="Standard"/>
      <text:p text:style-name="Standard"><draw:frame draw:style-name="fr1" draw:name="graphics1" text:anchor-type="paragraph" svg:width="6.4528in" svg:height="3.2425in" draw:z-index="0"><draw:image xlink:href="Pictures/20000007000054A600002F8C32FEF4AB.svm" xlink:type="simple" xlink:show="embed" xlink:actuate="onLoad"/></draw:frame><text:tab/><text:tab/></text:p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tab/>Implementation Responsibilities:</text:p>
      <text:p text:style-name="Standard"/>
      <text:p text:style-name="Standard"><text:tab/>Prasanna Kothalkar</text:p>
      <text:p text:style-name="Standard"><text:tab/>Question 1 and Integration </text:p>
      <text:p text:style-name="Standard"/>
      <text:p text:style-name="Standard"><text:tab/>Sumitkumar Kukkar</text:p>
      <text:p text:style-name="Standard"><text:tab/>Question 2 and Project report</text:p>
      <text:p text:style-name="Standard"/>
      <text:p text:style-name="Standard"><text:tab/>Amer Khan</text:p>
      <text:p text:style-name="Standard"><text:tab/>Question 3 and Project Report</text:p>
      <text:p text:style-name="Standard"/>
      <text:p text:style-name="Standard"><text:s text:c="5"/><text:tab/>Xiyangu Shen</text:p>
      <text:p text:style-name="Standard"><text:s/><text:tab/>Question 4 and Slides</text:p>
      <text:p text:style-name="Standard"/>
      <text:p text:style-name="Standard"/>
      <text:p text:style-name="Standard"/>
      <text:p text:style-name="Standard"><text:tab/>Experimental Results:</text:p>
      <text:p text:style-name="Standard"/>
      <text:p text:style-name="Standard"/>
      <text:p text:style-name="Standard"><text:tab/>Discussion/Challenges:</text:p>
      <text:p text:style-name="Standard"><text:tab/></text:p>
      <text:list xml:id="list2077245848954432888" text:style-name="L1">
        <text:list-item>
          <text:p text:style-name="P1">Disambiguating between between Predicates and Constants in FOL.</text:p>
        </text:list-item>
        <text:list-item>
          <text:p text:style-name="P1">Additional facts needed to be in KB apart from knowledge provided by Wiki-pages.</text:p>
          <text:p text:style-name="P1">E.g. All Infections have some mechanisms to spread.</text:p>
        </text:list-item>
        <text:list-item>
          <text:p text:style-name="P1">Otter is able to answer questions in a True/False format. Representing additional information <text:tab/>becomes difficult and any such information too has to be represented <text:s/>to generate a True/False <text:tab/>response. For eg. In first question of 'What causes measeles?' to generate additional information <text:tab/>about 'morbilivirus' such as single-stranded(morblivirus), RNA(morbilivirus), negative-<text:tab/>sense(morbilivirus) etc cannnot be done by a simple implication such as:</text:p>
        </text:list-item>
      </text:list>
      <text:p text:style-name="Standard"><text:tab/></text:p>
      <text:p text:style-name="Standard"><text:tab/><text:tab/>all x (paramoxyvirus(x) -&gt; enveloped(x) &amp; single_strand(x) &amp; RNA(x) &amp; <text:tab/><text:tab/><text:tab/><text:tab/>negative_sense(x)).</text:p>
      <text:p text:style-name="Standard"><text:tab/></text:p>
      <text:p text:style-name="Standard"><text:tab/><text:tab/>and each individual predicate has to be negated and queried through the question.</text:p>
      <text:p text:style-name="Standard"><text:tab/> </text:p>
      <text:p text:style-name="Standard"/>
      <text:p text:style-name="Standard"><text:tab/>Conclusion:</text:p>
      <text:p text:style-name="Standard"><text:tab/>Thus, we represented our knowledge base using first order logic and queried it using Otter to <text:tab/>find answers for our question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3T17:55:32.83</meta:creation-date>
    <dc:date>2012-12-03T21:03:35.39</dc:date>
    <meta:editing-duration>PT2H51M33S</meta:editing-duration>
    <meta:editing-cycles>5</meta:editing-cycles>
    <meta:generator>OpenOffice.org/3.4.1$Win32 OpenOffice.org_project/341m1$Build-9593</meta:generator>
    <meta:document-statistic meta:table-count="0" meta:image-count="1" meta:object-count="0" meta:page-count="4" meta:paragraph-count="34" meta:word-count="193" meta:character-count="1568"/>
  </office:meta>
</office:document-meta>
</file>